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2647" officeooo:paragraph-rsid="001e264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://b09a0891.ngrok.io/Ealumniv3/login.php">http://b09a0891.ngrok.io/Ealumniv3/login.php</text:a></text:p>
      <text:p text:style-name="P1"/>
      <text:p text:style-name="P1">920311065197 - MOHAMAD SHAFIQ BIN AZIZ</text:p>
      <text:p text:style-name="P1"/>
      <text:p text:style-name="P1">username : batman</text:p>
      <text:p text:style-name="P1">password : batma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1:56:32.508593989</meta:creation-date>
    <dc:date>2016-02-26T12:02:21.681382102</dc:date>
    <meta:editing-duration>P0D</meta:editing-duration>
    <meta:editing-cycles>1</meta:editing-cycles>
    <meta:document-statistic meta:table-count="0" meta:image-count="0" meta:object-count="0" meta:page-count="1" meta:paragraph-count="4" meta:word-count="13" meta:character-count="116" meta:non-whitespace-character-count="107"/>
    <meta:generator>LibreOffice/4.2.8.2$Linux_X86_64 LibreOffice_project/420m0$Build-2</meta:generator>
  </office:meta>
</office:document-meta>
</file>